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5.8pt"/>
    </style:style>
    <style:style style:name="co4" style:family="table-column">
      <style:table-column-properties fo:break-before="auto" style:column-width="66.36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99.55pt"/>
    </style:style>
    <style:style style:name="co7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29">
      <style:table-cell-properties fo:background-color="#fff200"/>
      <style:text-properties fo:color="#a3238e" fo:font-weight="bold" style:font-weight-asian="bold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2">
      <style:table-cell-properties fo:background-color="#fff200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">
      <style:table-cell-properties fo:background-color="#fff2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32pt" svg:height="255.23pt" svg:x="107.6pt" svg:y="299pt">
            <draw:object draw:notify-on-update-of-ranges="Sheet1.A2:Sheet1.A13 Sheet1.B2:Sheet1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55.97pt" svg:y="303.99pt">
            <draw:object draw:notify-on-update-of-ranges="Sheet1.A2:Sheet1.A7 Sheet1.B2:Sheet1.B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2" table:default-cell-style-name="ce5"/>
        <table:table-column table:style-name="co3" table:default-cell-style-name="ce1"/>
        <table:table-column table:style-name="co4" table:default-cell-style-name="ce17"/>
        <table:table-column table:style-name="co5" table:default-cell-style-name="ce1"/>
        <table:table-column table:style-name="co6" table:default-cell-style-name="ce11"/>
        <table:table-column table:style-name="co7" table:default-cell-style-name="Default"/>
        <table:table-column table:style-name="co2" table:number-columns-repeated="5" table:default-cell-style-name="Default"/>
        <table:table-column table:style-name="co2" table:number-columns-repeated="2" table:default-cell-style-name="ce22"/>
        <table:table-row table:style-name="ro1">
          <table:table-cell table:style-name="ce5" office:value-type="string" calcext:value-type="string">
            <text:p>Q, м^3/c * 10^(-6)</text:p>
          </table:table-cell>
          <table:table-cell table:style-name="ce5" office:value-type="string" calcext:value-type="string">
            <text:p>P, Па</text:p>
          </table:table-cell>
          <table:table-cell table:style-name="ce9"/>
          <table:table-cell/>
          <table:table-cell table:style-name="ce5" office:value-type="string" calcext:value-type="string">
            <text:p>Q^2,m^6/c^2 * 10^(-12)</text:p>
          </table:table-cell>
          <table:table-cell table:style-name="ce5" office:value-type="string" calcext:value-type="string">
            <text:p>P^2, Па^2</text:p>
          </table:table-cell>
          <table:table-cell table:style-name="ce5" office:value-type="string" calcext:value-type="string">
            <text:p>PQ, Дж/c * 10^(-6)</text:p>
          </table:table-cell>
          <table:table-cell office:value-type="string" calcext:value-type="string">
            <text:p>Dx, м^3/c * 10^(-12)</text:p>
          </table:table-cell>
          <table:table-cell table:style-name="ce1" table:formula="of:=[.E15]-[.A15]*[.A15]" office:value-type="float" office:value="874.324650630285" calcext:value-type="float">
            <text:p>874.3</text:p>
          </table:table-cell>
          <table:table-cell table:style-name="ce13" office:value-type="float" office:value="2.57" calcext:value-type="float">
            <text:p>2.57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P, mm</text:p>
          </table:table-cell>
          <table:table-cell office:value-type="string" calcext:value-type="string">
            <text:p>T</text:p>
          </table:table-cell>
          <table:table-cell table:style-name="Default" office:value-type="string" calcext:value-type="string">
            <text:p>Q</text:p>
          </table:table-cell>
          <table:table-cell table:style-name="Default" office:value-type="string" calcext:value-type="string">
            <text:p>P, Па</text:p>
          </table:table-cell>
        </table:table-row>
        <table:table-row table:style-name="ro1">
          <table:table-cell table:formula="of:=[.L2]*1000/([.N2])" office:value-type="float" office:value="19.6850393700787" calcext:value-type="float">
            <text:p>19.7</text:p>
          </table:table-cell>
          <table:table-cell table:formula="of:=[.M2]*[.$L$16]" office:value-type="float" office:value="29.6295" calcext:value-type="float">
            <text:p>29.6</text:p>
          </table:table-cell>
          <table:table-cell table:style-name="ce10"/>
          <table:table-cell/>
          <table:table-cell table:formula="of:=[.A2]*[.A2]" office:value-type="float" office:value="387.50077500155" calcext:value-type="float">
            <text:p>387.5</text:p>
          </table:table-cell>
          <table:table-cell table:formula="of:=[.B2]*[.B2]" office:value-type="float" office:value="877.90727025" calcext:value-type="float">
            <text:p>878</text:p>
          </table:table-cell>
          <table:table-cell table:formula="of:=[.A2]*[.B2]" office:value-type="float" office:value="583.257874015748" calcext:value-type="float">
            <text:p>583.3</text:p>
          </table:table-cell>
          <table:table-cell office:value-type="string" calcext:value-type="string">
            <text:p>Dy, Па</text:p>
          </table:table-cell>
          <table:table-cell table:style-name="ce1" table:formula="of:=[.F15]-[.B15]*[.B15]" office:value-type="float" office:value="2560.5628715625" calcext:value-type="float">
            <text:p>2560.6</text:p>
          </table:table-cell>
          <table:table-cell table:style-name="ce14" office:value-type="float" office:value="6" calcext:value-type="float">
            <text:p>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15" calcext:value-type="float">
            <text:p>15</text:p>
          </table:table-cell>
          <table:table-cell office:value-type="float" office:value="127" calcext:value-type="float">
            <text:p>127</text:p>
          </table:table-cell>
          <table:table-cell table:formula="of:=[.L2]*1000/[.N2]" office:value-type="float" office:value="19.6850393700787" calcext:value-type="float">
            <text:p>19.7</text:p>
          </table:table-cell>
          <table:table-cell table:formula="of:=[.M2]*[.$L$16]" office:value-type="float" office:value="29.6295" calcext:value-type="float">
            <text:p>29.6</text:p>
          </table:table-cell>
        </table:table-row>
        <table:table-row table:style-name="ro1">
          <table:table-cell table:formula="of:=[.L3]*1000/([.N3])" office:value-type="float" office:value="38.7596899224806" calcext:value-type="float">
            <text:p>38.8</text:p>
          </table:table-cell>
          <table:table-cell table:formula="of:=[.M3]*[.$L$16]" office:value-type="float" office:value="59.259" calcext:value-type="float">
            <text:p>59.3</text:p>
          </table:table-cell>
          <table:table-cell table:style-name="ce10"/>
          <table:table-cell/>
          <table:table-cell table:formula="of:=[.A3]*[.A3]" office:value-type="float" office:value="1502.31356288685" calcext:value-type="float">
            <text:p>1502.3</text:p>
          </table:table-cell>
          <table:table-cell table:formula="of:=[.B3]*[.B3]" office:value-type="float" office:value="3511.629081" calcext:value-type="float">
            <text:p>3512</text:p>
          </table:table-cell>
          <table:table-cell table:formula="of:=[.A3]*[.B3]" office:value-type="float" office:value="2296.86046511628" calcext:value-type="float">
            <text:p>2296.9</text:p>
          </table:table-cell>
          <table:table-cell office:value-type="string" calcext:value-type="string">
            <text:p>Rxy, 10^(-6)</text:p>
          </table:table-cell>
          <table:table-cell table:style-name="ce1" table:formula="of:=[.G15]-[.A15]*[.B15]" office:value-type="float" office:value="1488.63973693723" calcext:value-type="float">
            <text:p>1488.6</text:p>
          </table:table-cell>
          <table:table-cell table:style-name="ce5"/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29" calcext:value-type="float">
            <text:p>129</text:p>
          </table:table-cell>
          <table:table-cell table:formula="of:=[.L3]*1000/[.N3]" office:value-type="float" office:value="38.7596899224806" calcext:value-type="float">
            <text:p>38.8</text:p>
          </table:table-cell>
          <table:table-cell table:formula="of:=[.M3]*[.$L$16]" office:value-type="float" office:value="59.259" calcext:value-type="float">
            <text:p>59.3</text:p>
          </table:table-cell>
        </table:table-row>
        <table:table-row table:style-name="ro1">
          <table:table-cell table:formula="of:=[.L4]*1000/([.N4])" office:value-type="float" office:value="57.6923076923077" calcext:value-type="float">
            <text:p>57.7</text:p>
          </table:table-cell>
          <table:table-cell table:formula="of:=[.M4]*[.$L$16]" office:value-type="float" office:value="88.8885" calcext:value-type="float">
            <text:p>88.9</text:p>
          </table:table-cell>
          <table:table-cell table:style-name="ce10"/>
          <table:table-cell/>
          <table:table-cell table:formula="of:=[.A4]*[.A4]" office:value-type="float" office:value="3328.40236686391" calcext:value-type="float">
            <text:p>3328.4</text:p>
          </table:table-cell>
          <table:table-cell table:formula="of:=[.B4]*[.B4]" office:value-type="float" office:value="7901.16543225" calcext:value-type="float">
            <text:p>7901</text:p>
          </table:table-cell>
          <table:table-cell table:formula="of:=[.A4]*[.B4]" office:value-type="float" office:value="5128.18269230769" calcext:value-type="float">
            <text:p>5128.2</text:p>
          </table:table-cell>
          <table:table-cell office:value-type="string" calcext:value-type="string">
            <text:p>A, m^3/c * 10^6</text:p>
          </table:table-cell>
          <table:table-cell table:style-name="ce7" table:formula="of:=[.I3]/[.I1]" office:value-type="float" office:value="1.70261668347575" calcext:value-type="float">
            <text:p>1.703</text:p>
          </table:table-cell>
          <table:table-cell table:style-name="ce5"/>
          <table:table-cell/>
          <table:table-cell office:value-type="float" office:value="7.5" calcext:value-type="float">
            <text:p>7.5</text:p>
          </table:table-cell>
          <table:table-cell office:value-type="float" office:value="45" calcext:value-type="float">
            <text:p>45</text:p>
          </table:table-cell>
          <table:table-cell office:value-type="float" office:value="130" calcext:value-type="float">
            <text:p>130</text:p>
          </table:table-cell>
          <table:table-cell table:formula="of:=[.L4]*1000/[.N4]" office:value-type="float" office:value="57.6923076923077" calcext:value-type="float">
            <text:p>57.7</text:p>
          </table:table-cell>
          <table:table-cell table:formula="of:=[.M4]*[.$L$16]" office:value-type="float" office:value="88.8885" calcext:value-type="float">
            <text:p>88.9</text:p>
          </table:table-cell>
        </table:table-row>
        <table:table-row table:style-name="ro1">
          <table:table-cell table:formula="of:=[.L5]*1000/([.N5])" office:value-type="float" office:value="77.5193798449612" calcext:value-type="float">
            <text:p>77.5</text:p>
          </table:table-cell>
          <table:table-cell table:formula="of:=[.M5]*[.$L$16]" office:value-type="float" office:value="118.518" calcext:value-type="float">
            <text:p>118.5</text:p>
          </table:table-cell>
          <table:table-cell table:style-name="ce10"/>
          <table:table-cell/>
          <table:table-cell table:formula="of:=[.A5]*[.A5]" office:value-type="float" office:value="6009.25425154738" calcext:value-type="float">
            <text:p>6009.3</text:p>
          </table:table-cell>
          <table:table-cell table:formula="of:=[.B5]*[.B5]" office:value-type="float" office:value="14046.516324" calcext:value-type="float">
            <text:p>14047</text:p>
          </table:table-cell>
          <table:table-cell table:formula="of:=[.A5]*[.B5]" office:value-type="float" office:value="9187.44186046512" calcext:value-type="float">
            <text:p>9187.4</text:p>
          </table:table-cell>
          <table:table-cell office:value-type="string" calcext:value-type="string">
            <text:p>b, Па</text:p>
          </table:table-cell>
          <table:table-cell table:style-name="ce1" table:formula="of:=[.B15]-[.I4]*[.A15]" office:value-type="float" office:value="-7.16893558067994" calcext:value-type="float">
            <text:p>-7.2</text:p>
          </table:table-cell>
          <table:table-cell table:style-name="ce5"/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29" calcext:value-type="float">
            <text:p>129</text:p>
          </table:table-cell>
          <table:table-cell table:formula="of:=[.L5]*1000/[.N5]" office:value-type="float" office:value="77.5193798449612" calcext:value-type="float">
            <text:p>77.5</text:p>
          </table:table-cell>
          <table:table-cell table:formula="of:=[.M5]*[.$L$16]" office:value-type="float" office:value="118.518" calcext:value-type="float">
            <text:p>118.5</text:p>
          </table:table-cell>
        </table:table-row>
        <table:table-row table:style-name="ro1">
          <table:table-cell table:formula="of:=[.L6]*1000/([.N6])" office:value-type="float" office:value="93.75" calcext:value-type="float">
            <text:p>93.8</text:p>
          </table:table-cell>
          <table:table-cell table:formula="of:=[.M6]*[.$L$16]" office:value-type="float" office:value="148.1475" calcext:value-type="float">
            <text:p>148.1</text:p>
          </table:table-cell>
          <table:table-cell table:style-name="ce5"/>
          <table:table-cell/>
          <table:table-cell table:formula="of:=[.A6]*[.A6]" office:value-type="float" office:value="8789.0625" calcext:value-type="float">
            <text:p>8789.1</text:p>
          </table:table-cell>
          <table:table-cell table:formula="of:=[.B6]*[.B6]" office:value-type="float" office:value="21947.68175625" calcext:value-type="float">
            <text:p>21948</text:p>
          </table:table-cell>
          <table:table-cell table:formula="of:=[.A6]*[.B6]" office:value-type="float" office:value="13888.828125" calcext:value-type="float">
            <text:p>13888.8</text:p>
          </table:table-cell>
          <table:table-cell office:value-type="string" calcext:value-type="string">
            <text:p>Da, m^3/c * 10^6</text:p>
          </table:table-cell>
          <table:table-cell table:style-name="ce1" table:formula="of:=[.J1]*SQRT((1/([.J2]-2))*(([.I2]/[.I1]) - [.I4]*[.I4]))" office:value-type="float" office:value="0.221506515223444" calcext:value-type="float">
            <text:p>0.2</text:p>
          </table:table-cell>
          <table:table-cell table:style-name="ce5"/>
          <table:table-cell/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formula="of:=[.L6]*1000/[.N6]" office:value-type="float" office:value="93.75" calcext:value-type="float">
            <text:p>93.8</text:p>
          </table:table-cell>
          <table:table-cell table:formula="of:=[.M6]*[.$L$16]" office:value-type="float" office:value="148.1475" calcext:value-type="float">
            <text:p>148.1</text:p>
          </table:table-cell>
        </table:table-row>
        <table:table-row table:style-name="ro1">
          <table:table-cell table:formula="of:=[.L7]*1000/([.N7])" office:value-type="float" office:value="103.305785123967" calcext:value-type="float">
            <text:p>103.3</text:p>
          </table:table-cell>
          <table:table-cell table:formula="of:=[.M7]*[.$L$16]" office:value-type="float" office:value="177.777" calcext:value-type="float">
            <text:p>177.8</text:p>
          </table:table-cell>
          <table:table-cell table:style-name="ce5"/>
          <table:table-cell/>
          <table:table-cell table:formula="of:=[.A7]*[.A7]" office:value-type="float" office:value="10672.0852400792" calcext:value-type="float">
            <text:p>10672.1</text:p>
          </table:table-cell>
          <table:table-cell table:formula="of:=[.B7]*[.B7]" office:value-type="float" office:value="31604.661729" calcext:value-type="float">
            <text:p>31605</text:p>
          </table:table-cell>
          <table:table-cell table:formula="of:=[.A7]*[.B7]" office:value-type="float" office:value="18365.3925619835" calcext:value-type="float">
            <text:p>18365.4</text:p>
          </table:table-cell>
          <table:table-cell office:value-type="string" calcext:value-type="string">
            <text:p>Db, Па</text:p>
          </table:table-cell>
          <table:table-cell table:style-name="ce1" table:formula="of:=[.I6]*SQRT([.I1])" office:value-type="float" office:value="6.54972198965449" calcext:value-type="float">
            <text:p>6.5</text:p>
          </table:table-cell>
          <table:table-cell table:style-name="ce5"/>
          <table:table-cell/>
          <table:table-cell office:value-type="float" office:value="12.5" calcext:value-type="float">
            <text:p>12.5</text:p>
          </table:table-cell>
          <table:table-cell office:value-type="float" office:value="90" calcext:value-type="float">
            <text:p>90</text:p>
          </table:table-cell>
          <table:table-cell office:value-type="float" office:value="121" calcext:value-type="float">
            <text:p>121</text:p>
          </table:table-cell>
          <table:table-cell table:formula="of:=[.L7]*1000/[.N7]" office:value-type="float" office:value="103.305785123967" calcext:value-type="float">
            <text:p>103.3</text:p>
          </table:table-cell>
          <table:table-cell table:formula="of:=[.M7]*[.$L$16]" office:value-type="float" office:value="177.777" calcext:value-type="float">
            <text:p>177.8</text:p>
          </table:table-cell>
        </table:table-row>
        <table:table-row table:style-name="ro1">
          <table:table-cell table:formula="of:=[.L8]*1000/([.N8])" office:value-type="float" office:value="106.837606837607" calcext:value-type="float">
            <text:p>106.8</text:p>
          </table:table-cell>
          <table:table-cell table:formula="of:=[.M8]*[.$L$16]" office:value-type="float" office:value="207.4065" calcext:value-type="float">
            <text:p>207.4</text:p>
          </table:table-cell>
          <table:table-cell table:style-name="ce5"/>
          <table:table-cell/>
          <table:table-cell table:formula="of:=[.A8]*[.A8]" office:value-type="float" office:value="11414.2742347871" calcext:value-type="float">
            <text:p>11414.3</text:p>
          </table:table-cell>
          <table:table-cell table:formula="of:=[.B8]*[.B8]" office:value-type="float" office:value="43017.45624225" calcext:value-type="float">
            <text:p>43017</text:p>
          </table:table-cell>
          <table:table-cell table:formula="of:=[.A8]*[.B8]" office:value-type="float" office:value="22158.8141025641" calcext:value-type="float">
            <text:p>22158.8</text:p>
          </table:table-cell>
          <table:table-cell office:value-type="string" calcext:value-type="string">
            <text:p>Ea</text:p>
          </table:table-cell>
          <table:table-cell table:style-name="ce18" table:formula="of:=ABS([.I6]/[.I4])" office:value-type="float" office:value="0.13009770042383" calcext:value-type="float">
            <text:p>0.13</text:p>
          </table:table-cell>
          <table:table-cell table:style-name="ce5"/>
          <table:table-cell/>
          <table:table-cell office:value-type="float" office:value="12.5" calcext:value-type="float">
            <text:p>12.5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formula="of:=[.L8]*1000/[.N8]" office:value-type="float" office:value="106.837606837607" calcext:value-type="float">
            <text:p>106.8</text:p>
          </table:table-cell>
          <table:table-cell table:formula="of:=[.M8]*[.$L$16]" office:value-type="float" office:value="207.4065" calcext:value-type="float">
            <text:p>207.4</text:p>
          </table:table-cell>
        </table:table-row>
        <table:table-row table:style-name="ro1">
          <table:table-cell table:formula="of:=[.L9]*1000/([.N9])" office:value-type="float" office:value="112.5" calcext:value-type="float">
            <text:p>112.5</text:p>
          </table:table-cell>
          <table:table-cell table:formula="of:=[.M9]*[.$L$16]" office:value-type="float" office:value="266.6655" calcext:value-type="float">
            <text:p>266.7</text:p>
          </table:table-cell>
          <table:table-cell table:style-name="ce5"/>
          <table:table-cell/>
          <table:table-cell table:formula="of:=[.A9]*[.A9]" office:value-type="float" office:value="12656.25" calcext:value-type="float">
            <text:p>12656.3</text:p>
          </table:table-cell>
          <table:table-cell table:formula="of:=[.B9]*[.B9]" office:value-type="float" office:value="71110.48889025" calcext:value-type="float">
            <text:p>71110</text:p>
          </table:table-cell>
          <table:table-cell table:formula="of:=[.A9]*[.B9]" office:value-type="float" office:value="29999.86875" calcext:value-type="float">
            <text:p>29999.9</text:p>
          </table:table-cell>
          <table:table-cell office:value-type="string" calcext:value-type="string">
            <text:p>Eb</text:p>
          </table:table-cell>
          <table:table-cell table:style-name="ce18" table:formula="of:=ABS([.I7]/[.I5])" office:value-type="float" office:value="0.913625449126058" calcext:value-type="float">
            <text:p>0.91</text:p>
          </table:table-cell>
          <table:table-cell table:style-name="ce5"/>
          <table:table-cell/>
          <table:table-cell office:value-type="float" office:value="13.5" calcext:value-type="float">
            <text:p>13.5</text:p>
          </table:table-cell>
          <table:table-cell office:value-type="float" office:value="135" calcext:value-type="float">
            <text:p>135</text:p>
          </table:table-cell>
          <table:table-cell office:value-type="float" office:value="120" calcext:value-type="float">
            <text:p>120</text:p>
          </table:table-cell>
          <table:table-cell table:formula="of:=[.L9]*1000/[.N9]" office:value-type="float" office:value="112.5" calcext:value-type="float">
            <text:p>112.5</text:p>
          </table:table-cell>
          <table:table-cell table:formula="of:=[.M9]*[.$L$16]" office:value-type="float" office:value="266.6655" calcext:value-type="float">
            <text:p>266.7</text:p>
          </table:table-cell>
        </table:table-row>
        <table:table-row table:style-name="ro1">
          <table:table-cell table:formula="of:=[.L10]*1000/([.N10])" office:value-type="float" office:value="121.666666666667" calcext:value-type="float">
            <text:p>121.7</text:p>
          </table:table-cell>
          <table:table-cell table:formula="of:=[.M10]*[.$L$16]" office:value-type="float" office:value="325.9245" calcext:value-type="float">
            <text:p>325.9</text:p>
          </table:table-cell>
          <table:table-cell table:style-name="ce5"/>
          <table:table-cell/>
          <table:table-cell table:formula="of:=[.A10]*[.A10]" office:value-type="float" office:value="14802.7777777778" calcext:value-type="float">
            <text:p>14802.8</text:p>
          </table:table-cell>
          <table:table-cell table:formula="of:=[.B10]*[.B10]" office:value-type="float" office:value="106226.77970025" calcext:value-type="float">
            <text:p>106227</text:p>
          </table:table-cell>
          <table:table-cell table:formula="of:=[.A10]*[.B10]" office:value-type="float" office:value="39654.1475" calcext:value-type="float">
            <text:p>39654.1</text:p>
          </table:table-cell>
          <table:table-cell table:style-name="Default"/>
          <table:table-cell table:number-columns-repeated="3"/>
          <table:table-cell office:value-type="float" office:value="14.6" calcext:value-type="float">
            <text:p>14.6</text:p>
          </table:table-cell>
          <table:table-cell office:value-type="float" office:value="165" calcext:value-type="float">
            <text:p>165</text:p>
          </table:table-cell>
          <table:table-cell office:value-type="float" office:value="120" calcext:value-type="float">
            <text:p>120</text:p>
          </table:table-cell>
          <table:table-cell table:formula="of:=[.L10]*1000/[.N10]" office:value-type="float" office:value="121.666666666667" calcext:value-type="float">
            <text:p>121.7</text:p>
          </table:table-cell>
          <table:table-cell table:formula="of:=[.M10]*[.$L$16]" office:value-type="float" office:value="325.9245" calcext:value-type="float">
            <text:p>325.9</text:p>
          </table:table-cell>
        </table:table-row>
        <table:table-row table:style-name="ro1">
          <table:table-cell table:formula="of:=[.L11]*1000/([.N11])" office:value-type="float" office:value="130" calcext:value-type="float">
            <text:p>130.0</text:p>
          </table:table-cell>
          <table:table-cell table:formula="of:=[.M11]*[.$L$16]" office:value-type="float" office:value="375.307" calcext:value-type="float">
            <text:p>375.3</text:p>
          </table:table-cell>
          <table:table-cell table:style-name="ce5"/>
          <table:table-cell/>
          <table:table-cell table:formula="of:=[.A11]*[.A11]" office:value-type="float" office:value="16900" calcext:value-type="float">
            <text:p>16900.0</text:p>
          </table:table-cell>
          <table:table-cell table:formula="of:=[.B11]*[.B11]" office:value-type="float" office:value="140855.344249" calcext:value-type="float">
            <text:p>140855</text:p>
          </table:table-cell>
          <table:table-cell table:formula="of:=[.A11]*[.B11]" office:value-type="float" office:value="48789.91" calcext:value-type="float">
            <text:p>48789.9</text:p>
          </table:table-cell>
          <table:table-cell table:style-name="Default"/>
          <table:table-cell table:number-columns-repeated="3"/>
          <table:table-cell office:value-type="float" office:value="15.6" calcext:value-type="float">
            <text:p>15.6</text:p>
          </table:table-cell>
          <table:table-cell office:value-type="float" office:value="190" calcext:value-type="float">
            <text:p>190</text:p>
          </table:table-cell>
          <table:table-cell office:value-type="float" office:value="120" calcext:value-type="float">
            <text:p>120</text:p>
          </table:table-cell>
          <table:table-cell table:formula="of:=[.L11]*1000/[.N11]" office:value-type="float" office:value="130" calcext:value-type="float">
            <text:p>130.0</text:p>
          </table:table-cell>
          <table:table-cell table:formula="of:=[.M11]*[.$L$16]" office:value-type="float" office:value="375.307" calcext:value-type="float">
            <text:p>375.3</text:p>
          </table:table-cell>
        </table:table-row>
        <table:table-row table:style-name="ro1">
          <table:table-cell table:formula="of:=[.L12]*1000/([.N12])" office:value-type="float" office:value="140.833333333333" calcext:value-type="float">
            <text:p>140.8</text:p>
          </table:table-cell>
          <table:table-cell table:formula="of:=[.M12]*[.$L$16]" office:value-type="float" office:value="434.566" calcext:value-type="float">
            <text:p>434.6</text:p>
          </table:table-cell>
          <table:table-cell/>
          <table:table-cell table:style-name="Default"/>
          <table:table-cell table:formula="of:=[.A12]*[.A12]" office:value-type="float" office:value="19834.0277777778" calcext:value-type="float">
            <text:p>19834.0</text:p>
          </table:table-cell>
          <table:table-cell table:formula="of:=[.B12]*[.B12]" office:value-type="float" office:value="188847.608356" calcext:value-type="float">
            <text:p>188848</text:p>
          </table:table-cell>
          <table:table-cell table:formula="of:=[.A12]*[.B12]" office:value-type="float" office:value="61201.3783333333" calcext:value-type="float">
            <text:p>61201.4</text:p>
          </table:table-cell>
          <table:table-cell table:style-name="Default"/>
          <table:table-cell table:number-columns-repeated="3"/>
          <table:table-cell office:value-type="float" office:value="16.9" calcext:value-type="float">
            <text:p>16.9</text:p>
          </table:table-cell>
          <table:table-cell office:value-type="float" office:value="220" calcext:value-type="float">
            <text:p>220</text:p>
          </table:table-cell>
          <table:table-cell office:value-type="float" office:value="120" calcext:value-type="float">
            <text:p>120</text:p>
          </table:table-cell>
          <table:table-cell table:formula="of:=[.L12]*1000/[.N12]" office:value-type="float" office:value="140.833333333333" calcext:value-type="float">
            <text:p>140.8</text:p>
          </table:table-cell>
          <table:table-cell table:formula="of:=[.M12]*[.$L$16]" office:value-type="float" office:value="434.566" calcext:value-type="float">
            <text:p>434.6</text:p>
          </table:table-cell>
        </table:table-row>
        <table:table-row table:style-name="ro1">
          <table:table-cell table:formula="of:=[.L13]*1000/([.N13])" office:value-type="float" office:value="149.166666666667" calcext:value-type="float">
            <text:p>149.2</text:p>
          </table:table-cell>
          <table:table-cell table:formula="of:=[.M13]*[.$L$16]" office:value-type="float" office:value="493.825" calcext:value-type="float">
            <text:p>493.8</text:p>
          </table:table-cell>
          <table:table-cell/>
          <table:table-cell table:style-name="Default"/>
          <table:table-cell table:formula="of:=[.A13]*[.A13]" office:value-type="float" office:value="22250.6944444444" calcext:value-type="float">
            <text:p>22250.7</text:p>
          </table:table-cell>
          <table:table-cell table:formula="of:=[.B13]*[.B13]" office:value-type="float" office:value="243863.130625" calcext:value-type="float">
            <text:p>243863</text:p>
          </table:table-cell>
          <table:table-cell table:formula="of:=[.A13]*[.B13]" office:value-type="float" office:value="73662.2291666667" calcext:value-type="float">
            <text:p>73662.2</text:p>
          </table:table-cell>
          <table:table-cell table:style-name="Default"/>
          <table:table-cell table:number-columns-repeated="3"/>
          <table:table-cell office:value-type="float" office:value="17.9" calcext:value-type="float">
            <text:p>17.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table:formula="of:=[.L13]*1000/[.N13]" office:value-type="float" office:value="149.166666666667" calcext:value-type="float">
            <text:p>149.2</text:p>
          </table:table-cell>
          <table:table-cell table:formula="of:=[.M13]*[.$L$16]" office:value-type="float" office:value="493.825" calcext:value-type="float">
            <text:p>493.8</text:p>
          </table:table-cell>
        </table:table-row>
        <table:table-row table:style-name="ro1">
          <table:table-cell/>
          <table:table-cell table:style-name="ce7"/>
          <table:table-cell/>
          <table:table-cell table:style-name="Default" table:number-columns-repeated="5"/>
          <table:table-cell table:number-columns-repeated="6"/>
          <table:table-cell table:style-name="Default" table:number-columns-repeated="2"/>
        </table:table-row>
        <table:table-row table:style-name="ro1">
          <table:table-cell table:style-name="Default" table:formula="of:=AVERAGE([.A2:.A7])" office:value-type="float" office:value="65.1187003256325" calcext:value-type="float">
            <text:p>65.1187003256325</text:p>
          </table:table-cell>
          <table:table-cell table:style-name="Default" table:formula="of:=AVERAGE([.B2:.B7])" office:value-type="float" office:value="103.70325" calcext:value-type="float">
            <text:p>103.70325</text:p>
          </table:table-cell>
          <table:table-cell/>
          <table:table-cell table:style-name="Default"/>
          <table:table-cell table:style-name="Default" table:formula="of:=AVERAGE([.E2:.E7])" office:value-type="float" office:value="5114.76978272982" calcext:value-type="float">
            <text:p>5114.76978272982</text:p>
          </table:table-cell>
          <table:table-cell table:style-name="Default" table:formula="of:=AVERAGE([.F2:.F7])" office:value-type="float" office:value="13314.926932125" calcext:value-type="float">
            <text:p>13314.926932125</text:p>
          </table:table-cell>
          <table:table-cell table:style-name="Default" table:formula="of:=AVERAGE([.G2:.G7])" office:value-type="float" office:value="8241.66059648139" calcext:value-type="float">
            <text:p>8241.66059648139</text:p>
          </table:table-cell>
          <table:table-cell table:style-name="Default"/>
          <table:table-cell table:number-columns-repeated="6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3"/>
          <table:table-cell office:value-type="float" office:value="1.9753" calcext:value-type="float">
            <text:p>1.9753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6"/>
          <table:table-cell table:style-name="Default" table:number-columns-repeated="2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Default"/>
          <table:table-cell/>
          <table:table-cell table:style-name="Default" table:number-columns-repeated="5"/>
          <table:table-cell table:number-columns-repeated="6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13" loext:min-decimal-places="13" number:min-integer-digits="1"/>
    </number:number-style>
    <number:number-style style:name="N135">
      <number:number number:decimal-places="10" loext:min-decimal-places="10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14" loext:min-decimal-places="14" number:min-integer-digits="1"/>
    </number:number-style>
    <number:number-style style:name="N138">
      <number:number number:decimal-places="15" loext:min-decimal-places="15" number:min-integer-digits="1"/>
    </number:number-style>
    <number:number-style style:name="N139">
      <number:number number:decimal-places="16" loext:min-decimal-places="16" number:min-integer-digits="1"/>
    </number:number-style>
    <number:number-style style:name="N140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4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2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43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44">
      <number:scientific-number number:decimal-places="16" loext:min-decimal-places="16" number:min-integer-digits="1" number:min-exponent-digits="2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8">00/00/0000</text:date>, <text:time style:data-style-name="N2" text:time-value="13:32:45.791343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07:54:52.862352144</meta:creation-date>
    <dc:date>2018-04-28T15:53:00.687855253</dc:date>
    <meta:editing-duration>PT6H44M59S</meta:editing-duration>
    <meta:editing-cycles>61</meta:editing-cycles>
    <meta:generator>LibreOffice/5.4.6.2$Linux_X86_64 LibreOffice_project/40m0$Build-2</meta:generator>
    <meta:document-statistic meta:table-count="1" meta:cell-count="15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scatter" chart:style-name="ch1">
        <chart:plot-area chart:style-name="ch2" table:cell-range-address="Sheet1.A2:Sheet1.B13" svg:x="0.319cm" svg:y="0.18cm" svg:width="15.355cm" svg:height="8.645cm">
          <chartooo:coordinate-region svg:x="1.126cm" svg:y="0.38cm" svg:width="14.268cm" svg:height="7.79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3" chart:class="chart:scatter">
            <chart:domain table:cell-range-address="Sheet1.A2:Sheet1.A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6850393700787">
                <text:p>19.6850393700787</text:p>
                <draw:g>
                  <svg:desc>Sheet1.A2:Sheet1.A13</svg:desc>
                </draw:g>
              </table:table-cell>
              <table:table-cell office:value-type="float" office:value="29.6295">
                <text:p>29.6295</text:p>
                <draw:g>
                  <svg:desc>Sheet1.B2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7596899224806">
                <text:p>38.7596899224806</text:p>
              </table:table-cell>
              <table:table-cell office:value-type="float" office:value="59.259">
                <text:p>59.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6923076923077">
                <text:p>57.6923076923077</text:p>
              </table:table-cell>
              <table:table-cell office:value-type="float" office:value="88.8885">
                <text:p>88.8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.5193798449612">
                <text:p>77.5193798449612</text:p>
              </table:table-cell>
              <table:table-cell office:value-type="float" office:value="118.518">
                <text:p>118.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.75">
                <text:p>93.75</text:p>
              </table:table-cell>
              <table:table-cell office:value-type="float" office:value="148.1475">
                <text:p>148.1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.305785123967">
                <text:p>103.305785123967</text:p>
              </table:table-cell>
              <table:table-cell office:value-type="float" office:value="177.777">
                <text:p>177.7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6.837606837607">
                <text:p>106.837606837607</text:p>
              </table:table-cell>
              <table:table-cell office:value-type="float" office:value="207.4065">
                <text:p>207.40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.5">
                <text:p>112.5</text:p>
              </table:table-cell>
              <table:table-cell office:value-type="float" office:value="266.6655">
                <text:p>266.66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1.666666666667">
                <text:p>121.666666666667</text:p>
              </table:table-cell>
              <table:table-cell office:value-type="float" office:value="325.9245">
                <text:p>325.92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">
                <text:p>130</text:p>
              </table:table-cell>
              <table:table-cell office:value-type="float" office:value="375.307">
                <text:p>375.3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.833333333333">
                <text:p>140.833333333333</text:p>
              </table:table-cell>
              <table:table-cell office:value-type="float" office:value="434.566">
                <text:p>434.5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9.166666666667">
                <text:p>149.166666666667</text:p>
              </table:table-cell>
              <table:table-cell office:value-type="float" office:value="493.825">
                <text:p>493.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symbol-type="named-symbol" chart:symbol-name="square" chart:symbol-width="0.25cm" chart:symbol-height="0.2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5" loext:regression-extrapolate-backward="5" loext:regression-force-intercept="false" loext:regression-intercept-value="0" chart:regression-type="linear"/>
      <style:graphic-properties svg:stroke-width="0.102cm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svg:stroke-width="0.102cm" svg:stroke-color="#b3b3b3" draw:fill="solid" draw:fill-color="#ffffff" draw:fill-hatch-name="ChartHatch_20_2" draw:fill-image-name="_35__20_Percent" draw:fill-image-width="0.282cm" draw:fill-image-height="0.282cm" style:repeat="no-repeat" draw:fill-image-ref-point="center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2:Sheet1.B7" svg:x="0.32cm" svg:y="0.18cm" svg:width="15.36cm" svg:height="8.64cm">
          <chartooo:coordinate-region svg:x="0.941cm" svg:y="0.379cm" svg:width="14.273cm" svg:height="7.7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class="chart:scatter">
            <chart:domain table:cell-range-address="Sheet1.A2:Sheet1.A7"/>
            <chart:regression-curve chart:style-name="ch7"/>
            <chart:regression-curve chart:style-name="ch8"/>
            <chart:data-point chart:repeated="2"/>
            <chart:data-point chart:style-name="ch9" chart:repeated="2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.6850393700787">
                <text:p>19.6850393700787</text:p>
                <draw:g>
                  <svg:desc>Sheet1.A2:Sheet1.A7</svg:desc>
                </draw:g>
              </table:table-cell>
              <table:table-cell office:value-type="float" office:value="29.6295">
                <text:p>29.6295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7596899224806">
                <text:p>38.7596899224806</text:p>
              </table:table-cell>
              <table:table-cell office:value-type="float" office:value="59.259">
                <text:p>59.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6923076923077">
                <text:p>57.6923076923077</text:p>
              </table:table-cell>
              <table:table-cell office:value-type="float" office:value="88.8885">
                <text:p>88.8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.5193798449612">
                <text:p>77.5193798449612</text:p>
              </table:table-cell>
              <table:table-cell office:value-type="float" office:value="118.518">
                <text:p>118.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.75">
                <text:p>93.75</text:p>
              </table:table-cell>
              <table:table-cell office:value-type="float" office:value="148.1475">
                <text:p>148.1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.305785123967">
                <text:p>103.305785123967</text:p>
              </table:table-cell>
              <table:table-cell office:value-type="float" office:value="177.777">
                <text:p>177.7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ChartHatch_20_1" draw:display-name="ChartHatch 1" draw:style="single" draw:color="#ffffff" draw:distance="0.102cm" draw:rotation="0"/>
    <draw:hatch draw:name="ChartHatch_20_2" draw:display-name="ChartHatch 2" draw:style="single" draw:color="#ffffff" draw:distance="0cm" draw:rotation="0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